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layer (paddle)</text:p>
      <text:p text:style-name="Normal">Driehoeken (verschilende 2,3)</text:p>
      <text:p text:style-name="Normal">Ondergrond (misschien bovenkant)</text:p>
      <text:p text:style-name="Normal">Bal</text:p>
      <text:p text:style-name="Normal">Achtergrond</text:p>
      <text:p text:style-name="Normal">Muur (voor als iemand af gaat)</text:p>
      <text:p text:style-name="Normal">Home screen</text:p>
      <text:p text:style-name="Normal">Settings menu</text:p>
      <text:p text:style-name="Normal">Victory scre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cco Sengers (38392)</meta:initial-creator>
    <dc:creator>Rocco Sengers (38392)</dc:creator>
    <meta:creation-date>2020-12-09T09:29:00Z</meta:creation-date>
    <dc:date>2020-12-09T10:24:00Z</dc:date>
    <meta:template xlink:href="Normal" xlink:type="simple"/>
    <meta:editing-cycles>2</meta:editing-cycles>
    <meta:editing-duration>PT3180S</meta:editing-duration>
    <meta:document-statistic meta:page-count="1" meta:paragraph-count="1" meta:word-count="24" meta:character-count="166" meta:row-count="1" meta:non-whitespace-character-count="143"/>
  </office:meta>
</office:document-meta>
</file>